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3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5.768cm"/>
    </style:style>
    <style:style style:name="co3" style:family="table-column">
      <style:table-column-properties fo:break-before="auto" style:column-width="4.974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2.381cm"/>
    </style:style>
    <style:style style:name="co7" style:family="table-column">
      <style:table-column-properties fo:break-before="auto" style:column-width="3.201cm"/>
    </style:style>
    <style:style style:name="co8" style:family="table-column">
      <style:table-column-properties fo:break-before="auto" style:column-width="4.524cm"/>
    </style:style>
    <style:style style:name="co9" style:family="table-column">
      <style:table-column-properties fo:break-before="auto" style:column-width="3.625cm"/>
    </style:style>
    <style:style style:name="co10" style:family="table-column">
      <style:table-column-properties fo:break-before="auto" style:column-width="4.392cm"/>
    </style:style>
    <style:style style:name="co11" style:family="table-column">
      <style:table-column-properties fo:break-before="auto" style:column-width="2.778cm"/>
    </style:style>
    <style:style style:name="co12" style:family="table-column">
      <style:table-column-properties fo:break-before="auto" style:column-width="2.064cm"/>
    </style:style>
    <style:style style:name="co14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91cm"/>
    </style:style>
    <style:style style:name="co16" style:family="table-column">
      <style:table-column-properties fo:break-before="auto" style:column-width="3.334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2.328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196cm"/>
    </style:style>
    <style:style style:name="co21" style:family="table-column">
      <style:table-column-properties fo:break-before="auto" style:column-width="2.593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2.037cm"/>
    </style:style>
    <style:style style:name="co24" style:family="table-column">
      <style:table-column-properties fo:break-before="auto" style:column-width="6.403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2.434cm"/>
    </style:style>
    <style:style style:name="co27" style:family="table-column">
      <style:table-column-properties fo:break-before="auto" style:column-width="1.244cm"/>
    </style:style>
    <style:style style:name="co28" style:family="table-column">
      <style:table-column-properties fo:break-before="auto" style:column-width="1.826cm"/>
    </style:style>
    <style:style style:name="co29" style:family="table-column">
      <style:table-column-properties fo:break-before="auto" style:column-width="1.931cm"/>
    </style:style>
    <style:style style:name="co30" style:family="table-column">
      <style:table-column-properties fo:break-before="auto" style:column-width="2.646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Incorreto" style:data-style-name="N0">
      <style:table-cell-properties fo:background-color="#ffc7ce" style:text-align-source="fix" style:repeat-content="false" style:vertical-align="middle"/>
      <style:paragraph-properties fo:text-align="center"/>
      <style:text-properties fo:color="#9c0006"/>
    </style:style>
    <style:style style:name="ce6" style:family="table-cell" style:parent-style-name="Correto" style:data-style-name="N0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7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Incorreto" style:data-style-name="N2">
      <style:table-cell-properties fo:background-color="#ffc7ce" style:text-align-source="fix" style:repeat-content="false" style:vertical-align="middle"/>
      <style:paragraph-properties fo:text-align="center"/>
      <style:text-properties fo:color="#9c0006"/>
    </style:style>
    <style:style style:name="ce9" style:family="table-cell" style:parent-style-name="Correto" style:data-style-name="N2">
      <style:table-cell-properties fo:background-color="#c6efce" style:text-align-source="fix" style:repeat-content="false" style:vertical-align="middle"/>
      <style:paragraph-properties fo:text-align="center"/>
      <style:text-properties fo:color="#006100"/>
    </style:style>
    <style:style style:name="ce10" style:family="table-cell" style:parent-style-name="Neutro" style:data-style-name="N0">
      <style:table-cell-properties fo:background-color="#ffeb9c" style:vertical-align="automatic"/>
      <style:text-properties fo:color="#9c6500"/>
    </style:style>
    <style:style style:name="ce11" style:family="table-cell" style:parent-style-name="Neutro" style:data-style-name="N0">
      <style:table-cell-properties fo:background-color="#ffeb9c" style:text-align-source="fix" style:repeat-content="false" style:vertical-align="middle"/>
      <style:paragraph-properties fo:text-align="center"/>
      <style:text-properties fo:color="#9c6500"/>
    </style:style>
    <style:style style:name="ce12" style:family="table-cell" style:parent-style-name="Default" style:data-style-name="N0">
      <style:table-cell-properties fo:background-color="#bdd7ee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">
      <style:table-cell-properties style:text-align-source="fix" style:repeat-content="false" style:vertical-align="middle"/>
      <style:paragraph-properties fo:text-align="center"/>
      <style:text-properties fo:color="#2f75b5"/>
    </style:style>
    <style:style style:name="ce1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2f75b5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color="#2f75b5"/>
    </style:style>
    <style:style style:name="ce16" style:family="table-cell" style:parent-style-name="Default" style:data-style-name="N0">
      <style:text-properties fo:color="#2f75b5"/>
    </style:style>
    <style:style style:name="ce17" style:family="table-cell" style:parent-style-name="Default" style:data-style-name="N120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2"/>
    <style:style style:name="ce19" style:family="table-cell" style:parent-style-name="Default" style:data-style-name="N61"/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Folha1" table:style-name="ta3">
        <table:table-column table:style-name="co2" table:default-cell-style-name="ce3"/>
        <table:table-column table:style-name="co3" table:default-cell-style-name="ce3"/>
        <table:table-column table:style-name="co4" table:number-columns-repeated="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number-columns-repeated="5" table:default-cell-style-name="ce3"/>
        <table:table-column table:style-name="co12" table:default-cell-style-name="ce3"/>
        <table:table-column table:style-name="co14" table:default-cell-style-name="ce3"/>
        <table:table-column table:style-name="co13" table:number-columns-repeated="2" table:default-cell-style-name="ce3"/>
        <table:table-column table:style-name="co6" table:default-cell-style-name="ce3"/>
        <table:table-column table:style-name="co15" table:default-cell-style-name="ce3"/>
        <table:table-column table:style-name="co16" table:default-cell-style-name="ce3"/>
        <table:table-column table:style-name="co15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13" table:number-columns-repeated="3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2" table:default-cell-style-name="ce3"/>
        <table:table-column table:style-name="co13" table:default-cell-style-name="ce3"/>
        <table:table-column table:style-name="co23" table:default-cell-style-name="ce3"/>
        <table:table-column table:style-name="co13" table:number-columns-repeated="3" table:default-cell-style-name="ce3"/>
        <table:table-column table:style-name="co24" table:default-cell-style-name="ce3"/>
        <table:table-column table:style-name="co13" table:default-cell-style-name="ce3"/>
        <table:table-column table:style-name="co25" table:default-cell-style-name="ce3"/>
        <table:table-column table:style-name="co26" table:default-cell-style-name="ce3"/>
        <table:table-column table:style-name="co13" table:default-cell-style-name="ce3"/>
        <table:table-column table:style-name="co27" table:default-cell-style-name="ce3"/>
        <table:table-column table:style-name="co28" table:default-cell-style-name="ce3"/>
        <table:table-column table:style-name="co13" table:number-columns-repeated="3" table:default-cell-style-name="ce3"/>
        <table:table-column table:style-name="co29" table:default-cell-style-name="ce3"/>
        <table:table-column table:style-name="co30" table:default-cell-style-name="ce3"/>
        <table:table-column table:style-name="co13" table:number-columns-repeated="972" table:default-cell-style-name="ce3"/>
        <table:table-row table:style-name="ro1">
          <table:table-cell table:style-name="ce2" office:value-type="string" calcext:value-type="string">
            <text:p>TABELA 1</text:p>
          </table:table-cell>
          <table:table-cell/>
          <table:table-cell office:value-type="string" calcext:value-type="string">
            <text:p>Energia (KeV)</text:p>
          </table:table-cell>
          <table:table-cell table:number-columns-repeated="4"/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e centroide maj</text:p>
          </table:table-cell>
          <table:table-cell office:value-type="string" calcext:value-type="string">
            <text:p>R (canais)</text:p>
          </table:table-cell>
          <table:table-cell office:value-type="string" calcext:value-type="string">
            <text:p>e R (canais)</text:p>
          </table:table-cell>
          <table:table-cell office:value-type="string" calcext:value-type="string">
            <text:p>e R (canais) maj</text:p>
          </table:table-cell>
          <table:table-cell table:number-columns-repeated="2"/>
          <table:table-cell office:value-type="string" calcext:value-type="string">
            <text:p>Calibracao</text:p>
          </table:table-cell>
          <table:table-cell/>
          <table:table-cell table:style-name="ce2" office:value-type="string" calcext:value-type="string">
            <text:p>TABELA 2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centroide(canal)</text:p>
          </table:table-cell>
          <table:table-cell office:value-type="string" calcext:value-type="string">
            <text:p>e centroide (canal)</text:p>
          </table:table-cell>
          <table:table-cell office:value-type="string" calcext:value-type="string">
            <text:p>centroide(KeV)</text:p>
          </table:table-cell>
          <table:table-cell office:value-type="string" calcext:value-type="string">
            <text:p>e centroide (KeV)</text:p>
          </table:table-cell>
          <table:table-cell office:value-type="string" calcext:value-type="string">
            <text:p>desvios (%)</text:p>
          </table:table-cell>
          <table:table-cell office:value-type="string" calcext:value-type="string">
            <text:p>desvios (σ)</text:p>
          </table:table-cell>
          <table:table-cell/>
          <table:table-cell table:style-name="ce2" office:value-type="string" calcext:value-type="string">
            <text:p>TABELA 3</text:p>
          </table:table-cell>
          <table:table-cell office:value-type="string" calcext:value-type="string">
            <text:p>E teorica</text:p>
          </table:table-cell>
          <table:table-cell office:value-type="string" calcext:value-type="string">
            <text:p>FWHM(KeV)</text:p>
          </table:table-cell>
          <table:table-cell office:value-type="string" calcext:value-type="string">
            <text:p>e FWHM (KeV)</text:p>
          </table:table-cell>
          <table:table-cell office:value-type="string" calcext:value-type="string">
            <text:p>centroide (KeV)</text:p>
          </table:table-cell>
          <table:table-cell office:value-type="string" calcext:value-type="string">
            <text:p>e centroid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 R</text:p>
          </table:table-cell>
          <table:table-cell table:number-columns-repeated="3"/>
          <table:table-cell table:style-name="ce2" office:value-type="string" calcext:value-type="string">
            <text:p>COEFICIENTE DE ABSORÇAO MÁSSICA</text:p>
          </table:table-cell>
          <table:table-cell table:style-name="ce2" office:value-type="string" calcext:value-type="string">
            <text:p>TABELA 4</text:p>
          </table:table-cell>
          <table:table-cell table:style-name="ce20" office:value-type="string" calcext:value-type="string">
            <text:p>X (g/cm^2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Area sinal</text:p>
          </table:table-cell>
          <table:table-cell office:value-type="string" calcext:value-type="string">
            <text:p>e Area</text:p>
          </table:table-cell>
          <table:table-cell office:value-type="string" calcext:value-type="string">
            <text:p>Centroide</text:p>
          </table:table-cell>
          <table:table-cell office:value-type="string" calcext:value-type="string">
            <text:p>FWHM</text:p>
          </table:table-cell>
          <table:table-cell/>
          <table:table-cell table:style-name="ce2" office:value-type="string" calcext:value-type="string">
            <text:p>TABELA 5</text:p>
          </table:table-cell>
          <table:table-cell office:value-type="string" calcext:value-type="string">
            <text:p>X (g/cm^2)</text:p>
          </table:table-cell>
          <table:table-cell office:value-type="string" calcext:value-type="string">
            <text:p>I (contagens/s)</text:p>
          </table:table-cell>
          <table:table-cell office:value-type="string" calcext:value-type="string">
            <text:p>e I</text:p>
          </table:table-cell>
          <table:table-cell office:value-type="string" calcext:value-type="string">
            <text:p>ln(I/I0)</text:p>
          </table:table-cell>
          <table:table-cell office:value-type="string" calcext:value-type="string">
            <text:p>e ln(I/I0)</text:p>
          </table:table-cell>
          <table:table-cell table:number-columns-repeated="969"/>
        </table:table-row>
        <table:table-row table:style-name="ro1">
          <table:table-cell office:value-type="string" calcext:value-type="string">
            <text:p>ESTUDO DO 60Co E DO 137Cs</text:p>
          </table:table-cell>
          <table:table-cell office:value-type="string" calcext:value-type="string">
            <text:p>Pico Cs</text:p>
          </table:table-cell>
          <table:table-cell office:value-type="float" office:value="662" calcext:value-type="float">
            <text:p>662</text:p>
          </table:table-cell>
          <table:table-cell table:number-columns-repeated="4"/>
          <table:table-cell office:value-type="float" office:value="2682" calcext:value-type="float">
            <text:p>2682</text:p>
          </table:table-cell>
          <table:table-cell office:value-type="float" office:value="181" calcext:value-type="float">
            <text:p>181</text:p>
          </table:table-cell>
          <table:table-cell office:value-type="float" office:value="439.6" calcext:value-type="float">
            <text:p>439,6</text:p>
          </table:table-cell>
          <table:table-cell office:value-type="float" office:value="24.74" calcext:value-type="float">
            <text:p>24,74</text:p>
          </table:table-cell>
          <table:table-cell table:formula="of:=[.K2]/(2.355*SQRT([.H2]))" office:value-type="float" office:value="0.202852048167485" calcext:value-type="float">
            <text:p>0,2028520482</text:p>
          </table:table-cell>
          <table:table-cell table:formula="of:=[.K2]/(2.355*SQRT([.H2]-[.I2]))" office:value-type="float" office:value="0.210064148483273" calcext:value-type="float">
            <text:p>0,2100641485</text:p>
          </table:table-cell>
          <table:table-cell table:formula="of:=[.K2]/[.J2]" office:value-type="float" office:value="0.0562784349408553" calcext:value-type="float">
            <text:p>0,0562784349</text:p>
          </table:table-cell>
          <table:table-cell table:formula="of:=[.K2]/[.J2]^2*[.L2]" office:value-type="float" office:value="0.0000259695081788286" calcext:value-type="float">
            <text:p>2,59695081788286E-005</text:p>
          </table:table-cell>
          <table:table-cell table:formula="of:=[.K2]/[.J2]^2*[.M2]" office:value-type="float" office:value="0.000026892815090587" calcext:value-type="float">
            <text:p>2,6892815090587E-005</text:p>
          </table:table-cell>
          <table:table-cell table:number-columns-repeated="2"/>
          <table:table-cell office:value-type="string" calcext:value-type="string">
            <text:p>E = a*c + b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J2]" office:value-type="float" office:value="439.6" calcext:value-type="float">
            <text:p>439,6</text:p>
          </table:table-cell>
          <table:table-cell table:style-name="ce18" table:formula="of:=[.L2]" office:value-type="float" office:value="0.202852048167485" calcext:value-type="float">
            <text:p>0,20</text:p>
          </table:table-cell>
          <table:table-cell table:style-name="ce18" table:formula="of:=[.$S$5]*[.W2]+[.$S$6]" office:value-type="float" office:value="664.1914" calcext:value-type="float">
            <text:p>664,19</text:p>
          </table:table-cell>
          <table:table-cell table:style-name="ce18" table:formula="of:=[.$S$5]*[.X2]+[.W2]*[.$T$5]+[.$T$6]" office:value-type="float" office:value="0.523943740684735" calcext:value-type="float">
            <text:p>0,52</text:p>
          </table:table-cell>
          <table:table-cell table:style-name="ce18" table:formula="of:=ABS([.Y2]-[.C2])/[.C2]*100" office:value-type="float" office:value="0.331027190332333" calcext:value-type="float">
            <text:p>0,33</text:p>
          </table:table-cell>
          <table:table-cell table:style-name="ce18" table:formula="of:=ABS([.Y2]-[.C2])/[.Z2]" office:value-type="float" office:value="4.182510124343" calcext:value-type="float">
            <text:p>4,18</text:p>
          </table:table-cell>
          <table:table-cell table:number-columns-repeated="2"/>
          <table:table-cell table:formula="of:=[.C2]" office:value-type="float" office:value="662" calcext:value-type="float">
            <text:p>662</text:p>
          </table:table-cell>
          <table:table-cell table:formula="of:=[.$S$5]*[.K2]+[.$S$6]" office:value-type="float" office:value="38.16766" calcext:value-type="float">
            <text:p>38,16766</text:p>
          </table:table-cell>
          <table:table-cell table:formula="of:=[.$T$5]*[.AF2]+[.$T$6]" office:value-type="float" office:value="0.057267064" calcext:value-type="float">
            <text:p>0,057267064</text:p>
          </table:table-cell>
          <table:table-cell table:formula="of:=[.Y2]" office:value-type="float" office:value="664.1914" calcext:value-type="float">
            <text:p>664,1914</text:p>
          </table:table-cell>
          <table:table-cell table:formula="of:=[.Z2]" office:value-type="float" office:value="0.523943740684735" calcext:value-type="float">
            <text:p>0,5239437407</text:p>
          </table:table-cell>
          <table:table-cell table:formula="of:=[.AF2]/[.AH2]" office:value-type="float" office:value="0.057464851246192" calcext:value-type="float">
            <text:p>0,0574648512</text:p>
          </table:table-cell>
          <table:table-cell table:style-name="ce19" table:formula="of:=[.AF2]/[.AH2]^2*[.AI2]+[.AG2]/[.AH2]" office:value-type="float" office:value="0.000131551557457416" calcext:value-type="float">
            <text:p>1,32E-04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7"/>
          <table:table-cell table:formula="of:=[.AQ2]" office:value-type="float" office:value="0" calcext:value-type="float">
            <text:p>0</text:p>
          </table:table-cell>
          <table:table-cell table:formula="of:=[.AS2]/[.$AO$5]" office:value-type="float" office:value="0" calcext:value-type="float">
            <text:p>0</text:p>
          </table:table-cell>
          <table:table-cell table:formula="of:=[.AT2]/[.$AO$5]" office:value-type="float" office:value="0" calcext:value-type="float">
            <text:p>0</text:p>
          </table:table-cell>
          <table:table-cell table:formula="of:=LN([.AZ2]/[.$AZ$2])" office:value-type="string" office:string-value="" calcext:value-type="error">
            <text:p>#DIV/0!</text:p>
          </table:table-cell>
          <table:table-cell table:formula="of:=[.AT2]/[.AS2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173" calcext:value-type="float">
            <text:p>1173</text:p>
          </table:table-cell>
          <table:table-cell table:number-columns-repeated="4"/>
          <table:table-cell office:value-type="float" office:value="2920" calcext:value-type="float">
            <text:p>2920</text:p>
          </table:table-cell>
          <table:table-cell office:value-type="float" office:value="152" calcext:value-type="float">
            <text:p>152</text:p>
          </table:table-cell>
          <table:table-cell office:value-type="float" office:value="773.73" calcext:value-type="float">
            <text:p>773,73</text:p>
          </table:table-cell>
          <table:table-cell office:value-type="float" office:value="31.88" calcext:value-type="float">
            <text:p>31,88</text:p>
          </table:table-cell>
          <table:table-cell table:formula="of:=[.K3]/(2.355*SQRT([.H3]))" office:value-type="float" office:value="0.250516292368362" calcext:value-type="float">
            <text:p>0,2505162924</text:p>
          </table:table-cell>
          <table:table-cell table:formula="of:=[.K3]/(2.355*SQRT([.H3]-[.I3]))" office:value-type="float" office:value="0.257302708811871" calcext:value-type="float">
            <text:p>0,2573027088</text:p>
          </table:table-cell>
          <table:table-cell table:formula="of:=[.K3]/[.J3]" office:value-type="float" office:value="0.0412030036317579" calcext:value-type="float">
            <text:p>0,0412030036</text:p>
          </table:table-cell>
          <table:table-cell table:formula="of:=[.K3]/[.J3]^2*[.L3]" office:value-type="float" office:value="0.0000133406016365762" calcext:value-type="float">
            <text:p>1,33406016365762E-005</text:p>
          </table:table-cell>
          <table:table-cell table:formula="of:=[.K3]/[.J3]^2*[.M3]" office:value-type="float" office:value="0.0000137019948116741" calcext:value-type="float">
            <text:p>0,000013702</text:p>
          </table:table-cell>
          <table:table-cell table:number-columns-repeated="5"/>
          <table:table-cell table:formula="of:=[.C3]" office:value-type="float" office:value="1173" calcext:value-type="float">
            <text:p>1173</text:p>
          </table:table-cell>
          <table:table-cell table:formula="of:=[.J3]" office:value-type="float" office:value="773.73" calcext:value-type="float">
            <text:p>773,73</text:p>
          </table:table-cell>
          <table:table-cell table:style-name="ce18" table:formula="of:=[.L3]" office:value-type="float" office:value="0.250516292368362" calcext:value-type="float">
            <text:p>0,25</text:p>
          </table:table-cell>
          <table:table-cell table:style-name="ce18" table:formula="of:=[.$S$5]*[.W3]+[.$S$6]" office:value-type="float" office:value="1168.39357" calcext:value-type="float">
            <text:p>1168,39</text:p>
          </table:table-cell>
          <table:table-cell table:style-name="ce18" table:formula="of:=[.$S$5]*[.X3]+[.W3]*[.$T$5]+[.$T$6]" office:value-type="float" office:value="0.729521085183858" calcext:value-type="float">
            <text:p>0,73</text:p>
          </table:table-cell>
          <table:table-cell table:style-name="ce18" table:formula="of:=ABS([.Y3]-[.C3])/[.C3]*100" office:value-type="float" office:value="0.392705029838026" calcext:value-type="float">
            <text:p>0,39</text:p>
          </table:table-cell>
          <table:table-cell table:style-name="ce18" table:formula="of:=ABS([.Y3]-[.C3])/[.Z3]" office:value-type="float" office:value="6.31432057764185" calcext:value-type="float">
            <text:p>6,31</text:p>
          </table:table-cell>
          <table:table-cell table:number-columns-repeated="2"/>
          <table:table-cell table:formula="of:=[.C3]" office:value-type="float" office:value="1173" calcext:value-type="float">
            <text:p>1173</text:p>
          </table:table-cell>
          <table:table-cell table:formula="of:=[.$S$5]*[.K3]+[.$S$6]" office:value-type="float" office:value="48.94192" calcext:value-type="float">
            <text:p>48,94192</text:p>
          </table:table-cell>
          <table:table-cell table:formula="of:=[.$T$5]*[.AF3]+[.$T$6]" office:value-type="float" office:value="0.061576768" calcext:value-type="float">
            <text:p>0,061576768</text:p>
          </table:table-cell>
          <table:table-cell table:formula="of:=[.Y3]" office:value-type="float" office:value="1168.39357" calcext:value-type="float">
            <text:p>1168,39357</text:p>
          </table:table-cell>
          <table:table-cell table:formula="of:=[.Z3]" office:value-type="float" office:value="0.729521085183858" calcext:value-type="float">
            <text:p>0,7295210852</text:p>
          </table:table-cell>
          <table:table-cell table:formula="of:=[.AF3]/[.AH3]" office:value-type="float" office:value="0.0418882140886825" calcext:value-type="float">
            <text:p>0,0418882141</text:p>
          </table:table-cell>
          <table:table-cell table:style-name="ce19" table:formula="of:=[.AF3]/[.AH3]^2*[.AI3]+[.AG3]/[.AH3]" office:value-type="float" office:value="0.0000788562225641052" calcext:value-type="float">
            <text:p>7,89E-05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7"/>
          <table:table-cell table:formula="of:=[.AQ3]" office:value-type="float" office:value="900" calcext:value-type="float">
            <text:p>900</text:p>
          </table:table-cell>
          <table:table-cell table:formula="of:=[.AS3]/[.$AO$5]" office:value-type="float" office:value="0" calcext:value-type="float">
            <text:p>0</text:p>
          </table:table-cell>
          <table:table-cell table:formula="of:=[.AT3]/[.$AO$5]" office:value-type="float" office:value="0" calcext:value-type="float">
            <text:p>0</text:p>
          </table:table-cell>
          <table:table-cell table:formula="of:=LN([.AZ3]/[.$AZ$2])" office:value-type="string" office:string-value="" calcext:value-type="error">
            <text:p>#DIV/0!</text:p>
          </table:table-cell>
          <table:table-cell table:formula="of:=[.AT3]/[.AS3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Pico Co</text:p>
          </table:table-cell>
          <table:table-cell office:value-type="float" office:value="1333" calcext:value-type="float">
            <text:p>1333</text:p>
          </table:table-cell>
          <table:table-cell table:number-columns-repeated="4"/>
          <table:table-cell office:value-type="float" office:value="2844" calcext:value-type="float">
            <text:p>2844</text:p>
          </table:table-cell>
          <table:table-cell office:value-type="float" office:value="84" calcext:value-type="float">
            <text:p>84</text:p>
          </table:table-cell>
          <table:table-cell office:value-type="float" office:value="877.95" calcext:value-type="float">
            <text:p>877,95</text:p>
          </table:table-cell>
          <table:table-cell office:value-type="float" office:value="42.97" calcext:value-type="float">
            <text:p>42,97</text:p>
          </table:table-cell>
          <table:table-cell table:formula="of:=[.K4]/(2.355*SQRT([.H4]))" office:value-type="float" office:value="0.342144565483307" calcext:value-type="float">
            <text:p>0,3421445655</text:p>
          </table:table-cell>
          <table:table-cell table:formula="of:=[.K4]/(2.355*SQRT([.H4]-[.I4]))" office:value-type="float" office:value="0.347312089791158" calcext:value-type="float">
            <text:p>0,3473120898</text:p>
          </table:table-cell>
          <table:table-cell table:formula="of:=[.K4]/[.J4]" office:value-type="float" office:value="0.0489435617062475" calcext:value-type="float">
            <text:p>0,0489435617</text:p>
          </table:table-cell>
          <table:table-cell table:formula="of:=[.K4]/[.J4]^2*[.L4]" office:value-type="float" office:value="0.0000190737213431169" calcext:value-type="float">
            <text:p>1,90737213431169E-005</text:p>
          </table:table-cell>
          <table:table-cell table:formula="of:=[.K4]/[.J4]^2*[.M4]" office:value-type="float" office:value="0.0000193617981639265" calcext:value-type="float">
            <text:p>1,93617981639265E-005</text:p>
          </table:table-cell>
          <table:table-cell/>
          <table:table-cell office:value-type="string" calcext:value-type="string">
            <text:p>Parametros</text:p>
          </table:table-cell>
          <table:table-cell/>
          <table:table-cell office:value-type="string" calcext:value-type="string">
            <text:p>erro</text:p>
          </table:table-cell>
          <table:table-cell/>
          <table:table-cell table:formula="of:=[.C4]" office:value-type="float" office:value="1333" calcext:value-type="float">
            <text:p>1333</text:p>
          </table:table-cell>
          <table:table-cell table:formula="of:=[.J4]" office:value-type="float" office:value="877.95" calcext:value-type="float">
            <text:p>877,95</text:p>
          </table:table-cell>
          <table:table-cell table:style-name="ce18" table:formula="of:=[.L4]" office:value-type="float" office:value="0.342144565483307" calcext:value-type="float">
            <text:p>0,34</text:p>
          </table:table-cell>
          <table:table-cell table:style-name="ce18" table:formula="of:=[.$S$5]*[.W4]+[.$S$6]" office:value-type="float" office:value="1325.66155" calcext:value-type="float">
            <text:p>1325,66</text:p>
          </table:table-cell>
          <table:table-cell table:style-name="ce18" table:formula="of:=[.$S$5]*[.X4]+[.W4]*[.$T$5]+[.$T$6]" office:value-type="float" office:value="0.90947614931431" calcext:value-type="float">
            <text:p>0,91</text:p>
          </table:table-cell>
          <table:table-cell table:style-name="ce18" table:formula="of:=ABS([.Y4]-[.C4])/[.C4]*100" office:value-type="float" office:value="0.550521380345084" calcext:value-type="float">
            <text:p>0,55</text:p>
          </table:table-cell>
          <table:table-cell table:style-name="ce18" table:formula="of:=ABS([.Y4]-[.C4])/[.Z4]" office:value-type="float" office:value="8.06887569897541" calcext:value-type="float">
            <text:p>8,07</text:p>
          </table:table-cell>
          <table:table-cell table:number-columns-repeated="2"/>
          <table:table-cell table:formula="of:=[.C4]" office:value-type="float" office:value="1333" calcext:value-type="float">
            <text:p>1333</text:p>
          </table:table-cell>
          <table:table-cell table:formula="of:=[.$S$5]*[.K4]+[.$S$6]" office:value-type="float" office:value="65.67673" calcext:value-type="float">
            <text:p>65,67673</text:p>
          </table:table-cell>
          <table:table-cell table:formula="of:=[.$T$5]*[.AF4]+[.$T$6]" office:value-type="float" office:value="0.068270692" calcext:value-type="float">
            <text:p>0,068270692</text:p>
          </table:table-cell>
          <table:table-cell table:formula="of:=[.Y4]" office:value-type="float" office:value="1325.66155" calcext:value-type="float">
            <text:p>1325,66155</text:p>
          </table:table-cell>
          <table:table-cell table:formula="of:=[.Z4]" office:value-type="float" office:value="0.90947614931431" calcext:value-type="float">
            <text:p>0,9094761493</text:p>
          </table:table-cell>
          <table:table-cell table:formula="of:=[.AF4]/[.AH4]" office:value-type="float" office:value="0.0495426076135345" calcext:value-type="float">
            <text:p>0,0495426076</text:p>
          </table:table-cell>
          <table:table-cell table:style-name="ce19" table:formula="of:=[.AF4]/[.AH4]^2*[.AI4]+[.AG4]/[.AH4]" office:value-type="float" office:value="0.0000854882696110083" calcext:value-type="float">
            <text:p>8,55E-05</text:p>
          </table:table-cell>
          <table:table-cell table:number-columns-repeated="3"/>
          <table:table-cell office:value-type="string" calcext:value-type="string">
            <text:p>T aquisiçao (s)</text:p>
          </table:table-cell>
          <table:table-cell/>
          <table:table-cell office:value-type="float" office:value="1800" calcext:value-type="float">
            <text:p>1800</text:p>
          </table:table-cell>
          <table:table-cell table:number-columns-repeated="7"/>
          <table:table-cell table:formula="of:=[.AQ4]" office:value-type="float" office:value="1800" calcext:value-type="float">
            <text:p>1800</text:p>
          </table:table-cell>
          <table:table-cell table:formula="of:=[.AS4]/[.$AO$5]" office:value-type="float" office:value="0" calcext:value-type="float">
            <text:p>0</text:p>
          </table:table-cell>
          <table:table-cell table:formula="of:=[.AT4]/[.$AO$5]" office:value-type="float" office:value="0" calcext:value-type="float">
            <text:p>0</text:p>
          </table:table-cell>
          <table:table-cell table:formula="of:=LN([.AZ4]/[.$AZ$2])" office:value-type="string" office:string-value="" calcext:value-type="error">
            <text:p>#DIV/0!</text:p>
          </table:table-cell>
          <table:table-cell table:formula="of:=[.AT4]/[.AS4]+[.$AT$2]/[.$AS$2]" office:value-type="string" office:string-value="" calcext:value-type="error">
            <text:p>#DIV/0!</text:p>
          </table:table-cell>
          <table:table-cell table:number-columns-repeated="969"/>
        </table:table-row>
        <table:table-row table:style-name="ro1">
          <table:table-cell/>
          <table:table-cell office:value-type="string" calcext:value-type="string">
            <text:p>Raios x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office:value-type="float" office:value="1013" calcext:value-type="float">
            <text:p>1013</text:p>
          </table:table-cell>
          <table:table-cell office:value-type="float" office:value="100" calcext:value-type="float">
            <text:p>100</text:p>
          </table:table-cell>
          <table:table-cell office:value-type="float" office:value="19.85" calcext:value-type="float">
            <text:p>19,85</text:p>
          </table:table-cell>
          <table:table-cell office:value-type="float" office:value="4.67" calcext:value-type="float">
            <text:p>4,67</text:p>
          </table:table-cell>
          <table:table-cell table:formula="of:=[.K5]/(2.355*SQRT([.H5]))" office:value-type="float" office:value="0.062304762722787" calcext:value-type="float">
            <text:p>0,0623047627</text:p>
          </table:table-cell>
          <table:table-cell table:formula="of:=[.K5]/(2.355*SQRT([.H5]-[.I5]))" office:value-type="float" office:value="0.0656282132089465" calcext:value-type="float">
            <text:p>0,0656282132</text:p>
          </table:table-cell>
          <table:table-cell table:formula="of:=[.K5]/[.J5]" office:value-type="float" office:value="0.235264483627204" calcext:value-type="float">
            <text:p>0,2352644836</text:p>
          </table:table-cell>
          <table:table-cell table:formula="of:=[.K5]/[.J5]^2*[.L5]" office:value-type="float" office:value="0.000738443215591534" calcext:value-type="float">
            <text:p>0,0007384432</text:p>
          </table:table-cell>
          <table:table-cell table:formula="of:=[.K5]/[.J5]^2*[.M5]" office:value-type="float" office:value="0.000777833133097172" calcext:value-type="float">
            <text:p>0,0007778331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1.509" calcext:value-type="float">
            <text:p>1,509</text:p>
          </table:table-cell>
          <table:table-cell office:value-type="float" office:value="0.0004" calcext:value-type="float">
            <text:p>0,0004</text:p>
          </table:table-cell>
          <table:table-cell/>
          <table:table-cell table:formula="of:=[.C5]" office:value-type="float" office:value="32" calcext:value-type="float">
            <text:p>32</text:p>
          </table:table-cell>
          <table:table-cell table:formula="of:=[.J5]" office:value-type="float" office:value="19.85" calcext:value-type="float">
            <text:p>19,85</text:p>
          </table:table-cell>
          <table:table-cell table:style-name="ce18" table:formula="of:=[.L5]" office:value-type="float" office:value="0.062304762722787" calcext:value-type="float">
            <text:p>0,06</text:p>
          </table:table-cell>
          <table:table-cell table:style-name="ce18" table:formula="of:=[.$S$5]*[.W5]+[.$S$6]" office:value-type="float" office:value="30.78865" calcext:value-type="float">
            <text:p>30,79</text:p>
          </table:table-cell>
          <table:table-cell table:style-name="ce18" table:formula="of:=[.$S$5]*[.X5]+[.W5]*[.$T$5]+[.$T$6]" office:value-type="float" office:value="0.143957886948686" calcext:value-type="float">
            <text:p>0,14</text:p>
          </table:table-cell>
          <table:table-cell table:style-name="ce18" table:formula="of:=ABS([.Y5]-[.C5])/[.C5]*100" office:value-type="float" office:value="3.78546875" calcext:value-type="float">
            <text:p>3,79</text:p>
          </table:table-cell>
          <table:table-cell table:style-name="ce18" table:formula="of:=ABS([.Y5]-[.C5])/[.Z5]" office:value-type="float" office:value="8.41461364622413" calcext:value-type="float">
            <text:p>8,41</text:p>
          </table:table-cell>
          <table:table-cell table:number-columns-repeated="2"/>
          <table:table-cell table:formula="of:=[.C5]" office:value-type="float" office:value="32" calcext:value-type="float">
            <text:p>32</text:p>
          </table:table-cell>
          <table:table-cell table:formula="of:=[.$S$5]*[.K5]+[.$S$6]" office:value-type="float" office:value="7.88203" calcext:value-type="float">
            <text:p>7,88203</text:p>
          </table:table-cell>
          <table:table-cell table:formula="of:=[.$T$5]*[.AF5]+[.$T$6]" office:value-type="float" office:value="0.045152812" calcext:value-type="float">
            <text:p>0,045152812</text:p>
          </table:table-cell>
          <table:table-cell table:formula="of:=[.Y5]" office:value-type="float" office:value="30.78865" calcext:value-type="float">
            <text:p>30,78865</text:p>
          </table:table-cell>
          <table:table-cell table:formula="of:=[.Z5]" office:value-type="float" office:value="0.143957886948686" calcext:value-type="float">
            <text:p>0,1439578869</text:p>
          </table:table-cell>
          <table:table-cell table:formula="of:=[.AF5]/[.AH5]" office:value-type="float" office:value="0.256004404220386" calcext:value-type="float">
            <text:p>0,2560044042</text:p>
          </table:table-cell>
          <table:table-cell table:style-name="ce19" table:formula="of:=[.AF5]/[.AH5]^2*[.AI5]+[.AG5]/[.AH5]" office:value-type="float" office:value="0.00266353559123651" calcext:value-type="float">
            <text:p>2,66E-03</text:p>
          </table:table-cell>
          <table:table-cell table:number-columns-repeated="3"/>
          <table:table-cell table:style-name="ce20" office:value-type="float" office:value="120" calcext:value-type="float">
            <text:p>120</text:p>
          </table:table-cell>
          <table:table-cell/>
          <table:table-cell office:value-type="string" calcext:value-type="string">
            <text:p>…</text:p>
          </table:table-cell>
          <table:table-cell table:number-columns-repeated="7"/>
          <table:table-cell table:formula="of:=[.AQ5]" office:value-type="string" office:string-value="…" calcext:value-type="string">
            <text:p>…</text:p>
          </table:table-cell>
          <table:table-cell table:number-columns-repeated="973"/>
        </table:table-row>
        <table:table-row table:style-name="ro1">
          <table:table-cell/>
          <table:table-cell office:value-type="string" calcext:value-type="string">
            <text:p>Retrodifusao Cs</text:p>
          </table:table-cell>
          <table:table-cell office:value-type="float" office:value="184.35" calcext:value-type="float">
            <text:p>184,35</text:p>
          </table:table-cell>
          <table:table-cell table:number-columns-repeated="8"/>
          <table:table-cell table:formula="of:=[.K6]/(2.355*SQRT([.H6]))" office:value-type="string" office:string-value="" calcext:value-type="error">
            <text:p>#DIV/0!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0.835" calcext:value-type="float">
            <text:p>0,835</text:p>
          </table:table-cell>
          <table:table-cell office:value-type="float" office:value="0.042" calcext:value-type="float">
            <text:p>0,042</text:p>
          </table:table-cell>
          <table:table-cell/>
          <table:table-cell table:formula="of:=[.C6]" office:value-type="float" office:value="184.35" calcext:value-type="float">
            <text:p>184,35</text:p>
          </table:table-cell>
          <table:table-cell table:formula="of:=[.J6]" office:value-type="float" office:value="0" calcext:value-type="float">
            <text:p>0</text:p>
          </table:table-cell>
          <table:table-cell table:number-columns-repeated="7"/>
          <table:table-cell table:formula="of:=[.C6]" office:value-type="float" office:value="184.35" calcext:value-type="float">
            <text:p>184,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s</text:p>
          </table:table-cell>
          <table:table-cell office:value-type="float" office:value="477.65" calcext:value-type="float">
            <text:p>477,65</text:p>
          </table:table-cell>
          <table:table-cell table:number-columns-repeated="8"/>
          <table:table-cell table:formula="of:=[.K7]/(2.355*SQRT([.H7]))" office:value-type="string" office:string-value="" calcext:value-type="error">
            <text:p>#DIV/0!</text:p>
          </table:table-cell>
          <table:table-cell table:number-columns-repeated="9"/>
          <table:table-cell table:formula="of:=[.C7]" office:value-type="float" office:value="477.65" calcext:value-type="float">
            <text:p>477,65</text:p>
          </table:table-cell>
          <table:table-cell table:formula="of:=[.J7]" office:value-type="float" office:value="0" calcext:value-type="float">
            <text:p>0</text:p>
          </table:table-cell>
          <table:table-cell table:number-columns-repeated="7"/>
          <table:table-cell table:formula="of:=[.C7]" office:value-type="float" office:value="477.65" calcext:value-type="float">
            <text:p>477,6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Retrodifusao Co 1.17MeV</text:p>
          </table:table-cell>
          <table:table-cell office:value-type="float" office:value="209.8" calcext:value-type="float">
            <text:p>209,8</text:p>
          </table:table-cell>
          <table:table-cell table:number-columns-repeated="8"/>
          <table:table-cell table:formula="of:=[.K8]/(2.355*SQRT([.H8]))" office:value-type="string" office:string-value="" calcext:value-type="error">
            <text:p>#DIV/0!</text:p>
          </table:table-cell>
          <table:table-cell table:number-columns-repeated="9"/>
          <table:table-cell table:formula="of:=[.C8]" office:value-type="float" office:value="209.8" calcext:value-type="float">
            <text:p>209,8</text:p>
          </table:table-cell>
          <table:table-cell table:formula="of:=[.J8]" office:value-type="float" office:value="0" calcext:value-type="float">
            <text:p>0</text:p>
          </table:table-cell>
          <table:table-cell table:number-columns-repeated="7"/>
          <table:table-cell table:formula="of:=[.C8]" office:value-type="float" office:value="209.8" calcext:value-type="float">
            <text:p>209,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o 1.17MeV</text:p>
          </table:table-cell>
          <table:table-cell office:value-type="float" office:value="963.2" calcext:value-type="float">
            <text:p>963,2</text:p>
          </table:table-cell>
          <table:table-cell table:number-columns-repeated="8"/>
          <table:table-cell table:formula="of:=[.K9]/(2.355*SQRT([.H9]))" office:value-type="string" office:string-value="" calcext:value-type="error">
            <text:p>#DIV/0!</text:p>
          </table:table-cell>
          <table:table-cell table:number-columns-repeated="9"/>
          <table:table-cell table:formula="of:=[.C9]" office:value-type="float" office:value="963.2" calcext:value-type="float">
            <text:p>963,2</text:p>
          </table:table-cell>
          <table:table-cell table:formula="of:=[.J9]" office:value-type="float" office:value="0" calcext:value-type="float">
            <text:p>0</text:p>
          </table:table-cell>
          <table:table-cell table:number-columns-repeated="7"/>
          <table:table-cell table:formula="of:=[.C9]" office:value-type="float" office:value="963.2" calcext:value-type="float">
            <text:p>963,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Retrodifusao Co 1.33MeV</text:p>
          </table:table-cell>
          <table:table-cell office:value-type="float" office:value="214.4" calcext:value-type="float">
            <text:p>214,4</text:p>
          </table:table-cell>
          <table:table-cell table:number-columns-repeated="8"/>
          <table:table-cell table:formula="of:=[.K10]/(2.355*SQRT([.H10]))" office:value-type="string" office:string-value="" calcext:value-type="error">
            <text:p>#DIV/0!</text:p>
          </table:table-cell>
          <table:table-cell table:number-columns-repeated="9"/>
          <table:table-cell table:formula="of:=[.C10]" office:value-type="float" office:value="214.4" calcext:value-type="float">
            <text:p>214,4</text:p>
          </table:table-cell>
          <table:table-cell table:formula="of:=[.J10]" office:value-type="float" office:value="0" calcext:value-type="float">
            <text:p>0</text:p>
          </table:table-cell>
          <table:table-cell table:number-columns-repeated="7"/>
          <table:table-cell table:formula="of:=[.C10]" office:value-type="float" office:value="214.4" calcext:value-type="float">
            <text:p>214,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Joelho Compton Co 1.33MeV</text:p>
          </table:table-cell>
          <table:table-cell office:value-type="float" office:value="1118.6" calcext:value-type="float">
            <text:p>1118,6</text:p>
          </table:table-cell>
          <table:table-cell table:number-columns-repeated="8"/>
          <table:table-cell table:formula="of:=[.K11]/(2.355*SQRT([.H11]))" office:value-type="string" office:string-value="" calcext:value-type="error">
            <text:p>#DIV/0!</text:p>
          </table:table-cell>
          <table:table-cell table:number-columns-repeated="9"/>
          <table:table-cell table:formula="of:=[.C11]" office:value-type="float" office:value="1118.6" calcext:value-type="float">
            <text:p>1118,6</text:p>
          </table:table-cell>
          <table:table-cell table:formula="of:=[.J11]" office:value-type="float" office:value="0" calcext:value-type="float">
            <text:p>0</text:p>
          </table:table-cell>
          <table:table-cell table:number-columns-repeated="7"/>
          <table:table-cell table:formula="of:=[.C11]" office:value-type="float" office:value="1118.6" calcext:value-type="float">
            <text:p>1118,6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2"/>
          <table:table-cell office:value-type="string" calcext:value-type="string">
            <text:p>VER!</text:p>
          </table:table-cell>
          <table:table-cell table:number-columns-repeated="991"/>
        </table:table-row>
        <table:table-row table:style-name="ro1">
          <table:table-cell table:number-columns-repeated="10"/>
          <table:table-cell office:value-type="float" office:value="42.97" calcext:value-type="float">
            <text:p>42,97</text:p>
          </table:table-cell>
          <table:table-cell table:number-columns-repeated="21"/>
          <table:table-cell office:value-type="string" calcext:value-type="string">
            <text:p>É mesmo preciso passar para KeV? Essa passagem resulta em propagaçao</text:p>
          </table:table-cell>
          <table:table-cell table:number-columns-repeated="991"/>
        </table:table-row>
        <table:table-row table:style-name="ro1">
          <table:table-cell table:number-columns-repeated="32"/>
          <table:table-cell office:value-type="string" calcext:value-type="string">
            <text:p>de erros e não vai influenciar o expoente no fit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ESTUDO DA RADIACAO DE FUND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precisamos de converter tamb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ra KeV)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 table:number-columns-spanned="2" table:number-rows-spanned="1">
            <text:p>Calibracao inversa</text:p>
          </table:table-cell>
          <table:covered-table-cell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_o</text:p>
          </table:table-cell>
          <table:table-cell office:value-type="string" calcext:value-type="string">
            <text:p>b_o</text:p>
          </table:table-cell>
          <table:table-cell office:value-type="string" calcext:value-type="string">
            <text:p>e m_o</text:p>
          </table:table-cell>
          <table:table-cell office:value-type="string" calcext:value-type="string">
            <text:p>e b_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 m</text:p>
          </table:table-cell>
          <table:table-cell office:value-type="string" calcext:value-type="string">
            <text:p>e b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0.6632" calcext:value-type="float">
            <text:p>0,6632</text:p>
          </table:table-cell>
          <table:table-cell office:value-type="float" office:value="-1.287" calcext:value-type="float">
            <text:p>-1,287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6383" calcext:value-type="float">
            <text:p>0,06383</text:p>
          </table:table-cell>
          <table:table-cell table:formula="of:=1/[.B23]" office:value-type="float" office:value="1.50784077201448" calcext:value-type="float">
            <text:p>1,507840772</text:p>
          </table:table-cell>
          <table:table-cell table:formula="of:=-[.C23]/[.B23]" office:value-type="float" office:value="1.94059107358263" calcext:value-type="float">
            <text:p>1,9405910736</text:p>
          </table:table-cell>
          <table:table-cell table:formula="of:=1/[.B23]/[.B23]*[.D23]" office:value-type="float" office:value="0.000404697915287359" calcext:value-type="float">
            <text:p>0,0004046979</text:p>
          </table:table-cell>
          <table:table-cell table:formula="of:=[.E23]/[.B23]+ABS([.C23])/[.B23]/[.B23]*[.D23]" office:value-type="float" office:value="0.0967663226946588" calcext:value-type="float">
            <text:p>0,096766322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alores calibração 2ª sessão</text:p>
          </table:table-cell>
          <table:table-cell office:value-type="float" office:value="0.6491" calcext:value-type="float">
            <text:p>0,6491</text:p>
          </table:table-cell>
          <table:table-cell office:value-type="float" office:value="-1.816" calcext:value-type="float">
            <text:p>-1,816</text:p>
          </table:table-cell>
          <table:table-cell office:value-type="float" office:value="0.0001528" calcext:value-type="float">
            <text:p>0,0001528</text:p>
          </table:table-cell>
          <table:table-cell office:value-type="float" office:value="0.05428" calcext:value-type="float">
            <text:p>0,05428</text:p>
          </table:table-cell>
          <table:table-cell table:formula="of:=1/[.B25]" office:value-type="float" office:value="1.54059466954244" calcext:value-type="float">
            <text:p>1,5405946695</text:p>
          </table:table-cell>
          <table:table-cell table:formula="of:=-[.C25]/[.B25]" office:value-type="float" office:value="2.79771991988908" calcext:value-type="float">
            <text:p>2,7977199199</text:p>
          </table:table-cell>
          <table:table-cell table:formula="of:=1/[.B25]/[.B25]*[.D25]" office:value-type="float" office:value="0.000362660399793692" calcext:value-type="float">
            <text:p>0,0003626604</text:p>
          </table:table-cell>
          <table:table-cell table:formula="of:=SQRT(1/[.B25]^2*[.E25]^2+[.C25]^2/[.B25]^4*[.D25]^2)" office:value-type="float" office:value="0.0836260720477995" calcext:value-type="float">
            <text:p>0,083626072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onte desconhecida</text:p>
          </table:table-cell>
          <table:table-cell office:value-type="string" calcext:value-type="string">
            <text:p>Número pico</text:p>
          </table:table-cell>
          <table:table-cell office:value-type="string" calcext:value-type="string">
            <text:p>Centroide <text:s/>(canal)</text:p>
          </table:table-cell>
          <table:table-cell office:value-type="string" calcext:value-type="string">
            <text:p>FWHM (chn)</text:p>
          </table:table-cell>
          <table:table-cell office:value-type="string" calcext:value-type="string">
            <text:p>Contagens (chn)</text:p>
          </table:table-cell>
          <table:table-cell office:value-type="string" calcext:value-type="string">
            <text:p>Erro Centroide (chn)</text:p>
          </table:table-cell>
          <table:table-cell table:style-name="ce10" office:value-type="string" calcext:value-type="string">
            <text:p>Erro centroide (kev)</text:p>
          </table:table-cell>
          <table:table-cell office:value-type="string" calcext:value-type="string">
            <text:p>Energia (kev)</text:p>
          </table:table-cell>
          <table:table-cell office:value-type="string" calcext:value-type="string">
            <text:p>Erro energia (kev)</text:p>
          </table:table-cell>
          <table:table-cell table:style-name="ce12" office:value-type="string" calcext:value-type="string">
            <text:p>Probabilidades</text:p>
          </table:table-cell>
          <table:table-cell table:style-name="ce4" office:value-type="string" calcext:value-type="string">
            <text:p>Possível Energia</text:p>
          </table:table-cell>
          <table:table-cell table:style-name="ce4" office:value-type="string" calcext:value-type="string">
            <text:p>Diferença</text:p>
          </table:table-cell>
          <table:table-cell table:style-name="ce4" office:value-type="string" calcext:value-type="string">
            <text:p>Desvios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906.93" calcext:value-type="float">
            <text:p>906,93</text:p>
          </table:table-cell>
          <table:table-cell table:style-name="ce4" office:value-type="float" office:value="40.81" calcext:value-type="float">
            <text:p>40,81</text:p>
          </table:table-cell>
          <table:table-cell table:style-name="ce4" office:value-type="float" office:value="2919" calcext:value-type="float">
            <text:p>2919</text:p>
          </table:table-cell>
          <table:table-cell table:style-name="ce7" table:formula="of:=[.D29]/(2.355*SQRT([.E29]))" office:value-type="float" office:value="0.320744070031597" calcext:value-type="float">
            <text:p>0,32</text:p>
          </table:table-cell>
          <table:table-cell table:style-name="ce11" table:formula="of:=[.F29]*[.$F$25]+[.$G$25]" office:value-type="float" office:value="3.2918565244671" calcext:value-type="float">
            <text:p>3,2918565245</text:p>
          </table:table-cell>
          <table:table-cell table:style-name="ce7" table:formula="of:=[.C29]*[.$F$25]+[.$G$25]" office:value-type="float" office:value="1400.00924356802" calcext:value-type="float">
            <text:p>1400,01</text:p>
          </table:table-cell>
          <table:table-cell table:style-name="ce7" table:formula="of:=([.C29]^2)*([.$H$25]^2)+([.$F$25]^2)*([.F29]^2)+[.$I$25]^2" office:value-type="float" office:value="0.359344510869732" calcext:value-type="float">
            <text:p>0,36</text:p>
          </table:table-cell>
          <table:table-cell table:style-name="ce13" office:value-type="percentage" office:value="0.21" calcext:value-type="percentage">
            <text:p>21%</text:p>
          </table:table-cell>
          <table:table-cell table:style-name="ce4" office:value-type="float" office:value="1408" calcext:value-type="float">
            <text:p>1408</text:p>
          </table:table-cell>
          <table:table-cell table:style-name="ce7" table:formula="of:=ABS([.H29]-[.K29])" office:value-type="float" office:value="7.99075643198307" calcext:value-type="float">
            <text:p>7,99</text:p>
          </table:table-cell>
          <table:table-cell table:style-name="ce7" table:formula="of:=ABS([.I29]-[.L29])/[.I29]" office:value-type="float" office:value="21.2370349073729" calcext:value-type="float">
            <text:p>21,24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710.91" calcext:value-type="float">
            <text:p>710,91</text:p>
          </table:table-cell>
          <table:table-cell table:style-name="ce4" office:value-type="float" office:value="34.71" calcext:value-type="float">
            <text:p>34,71</text:p>
          </table:table-cell>
          <table:table-cell table:style-name="ce4" office:value-type="float" office:value="4562" calcext:value-type="float">
            <text:p>4562</text:p>
          </table:table-cell>
          <table:table-cell table:style-name="ce7" table:formula="of:=[.D30]/(2.355*SQRT([.E30]))" office:value-type="float" office:value="0.218215734220033" calcext:value-type="float">
            <text:p>0,22</text:p>
          </table:table-cell>
          <table:table-cell table:style-name="ce11" table:formula="of:=[.F30]*[.$F$25]+[.$G$25]" office:value-type="float" office:value="3.13390191683875" calcext:value-type="float">
            <text:p>3,1339019168</text:p>
          </table:table-cell>
          <table:table-cell table:style-name="ce7" table:formula="of:=[.C30]*[.$F$25]+[.$G$25]" office:value-type="float" office:value="1098.02187644431" calcext:value-type="float">
            <text:p>1098,02</text:p>
          </table:table-cell>
          <table:table-cell table:style-name="ce7" table:formula="of:=([.C30]^2)*([.$H$25]^2)+([.$F$25]^2)*([.F30]^2)+[.$I$25]^2" office:value-type="float" office:value="0.186482242680423" calcext:value-type="float">
            <text:p>0,19</text:p>
          </table:table-cell>
          <table:table-cell table:style-name="ce14" office:value-type="string" calcext:value-type="string">
            <text:p>1085 (10%) + 1112 (14%)</text:p>
          </table:table-cell>
          <table:table-cell table:style-name="ce4" table:formula="of:=(1085*0.1+1112*0.14)/0.24" office:value-type="float" office:value="1100.75" calcext:value-type="float">
            <text:p>1100,75</text:p>
          </table:table-cell>
          <table:table-cell table:style-name="ce7" table:formula="of:=ABS([.H30]-[.K30])" office:value-type="float" office:value="2.72812355569272" calcext:value-type="float">
            <text:p>2,73</text:p>
          </table:table-cell>
          <table:table-cell table:style-name="ce7" table:formula="of:=ABS([.I30]-[.L30])/[.I30]" office:value-type="float" office:value="13.6294012581559" calcext:value-type="float">
            <text:p>13,63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621.31" calcext:value-type="float">
            <text:p>621,31</text:p>
          </table:table-cell>
          <table:table-cell table:style-name="ce4" office:value-type="float" office:value="21.59" calcext:value-type="float">
            <text:p>21,59</text:p>
          </table:table-cell>
          <table:table-cell table:style-name="ce4" office:value-type="float" office:value="2556" calcext:value-type="float">
            <text:p>2556</text:p>
          </table:table-cell>
          <table:table-cell table:style-name="ce7" table:formula="of:=[.D31]/(2.355*SQRT([.E31]))" office:value-type="float" office:value="0.181334861998622" calcext:value-type="float">
            <text:p>0,18</text:p>
          </table:table-cell>
          <table:table-cell table:style-name="ce11" table:formula="of:=[.F31]*[.$F$25]+[.$G$25]" office:value-type="float" office:value="3.07708344168637" calcext:value-type="float">
            <text:p>3,0770834417</text:p>
          </table:table-cell>
          <table:table-cell table:style-name="ce7" table:formula="of:=[.C31]*[.$F$25]+[.$G$25]" office:value-type="float" office:value="959.984594053305" calcext:value-type="float">
            <text:p>959,98</text:p>
          </table:table-cell>
          <table:table-cell table:style-name="ce7" table:formula="of:=([.C31]^2)*([.$H$25]^2)+([.$F$25]^2)*([.F31]^2)+[.$I$25]^2" office:value-type="float" office:value="0.135808442406913" calcext:value-type="float">
            <text:p>0,14</text:p>
          </table:table-cell>
          <table:table-cell table:style-name="ce14" office:value-type="string" calcext:value-type="string">
            <text:p>14.06%</text:p>
          </table:table-cell>
          <table:table-cell table:style-name="ce4" office:value-type="float" office:value="964.08" calcext:value-type="float">
            <text:p>964,08</text:p>
          </table:table-cell>
          <table:table-cell table:style-name="ce7" table:formula="of:=ABS([.H31]-[.K31])" office:value-type="float" office:value="4.09540594669556" calcext:value-type="float">
            <text:p>4,10</text:p>
          </table:table-cell>
          <table:table-cell table:style-name="ce7" table:formula="of:=ABS([.I31]-[.L31])/[.I31]" office:value-type="float" office:value="29.155753752221" calcext:value-type="float">
            <text:p>29,16</text:p>
          </table:table-cell>
          <table:table-cell table:number-columns-repeated="1011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546.99" calcext:value-type="float">
            <text:p>546,99</text:p>
          </table:table-cell>
          <table:table-cell table:style-name="ce5" office:value-type="float" office:value="4.96" calcext:value-type="float">
            <text:p>4,96</text:p>
          </table:table-cell>
          <table:table-cell table:style-name="ce5" office:value-type="float" office:value="399" calcext:value-type="float">
            <text:p>399</text:p>
          </table:table-cell>
          <table:table-cell table:style-name="ce8" table:formula="of:=[.D32]/(2.355*SQRT([.E32]))" office:value-type="float" office:value="0.105439737776472" calcext:value-type="float">
            <text:p>0,11</text:p>
          </table:table-cell>
          <table:table-cell table:style-name="ce5" table:formula="of:=[.F32]*[.$F$25]+[.$G$25]" office:value-type="float" office:value="2.96015981786546" calcext:value-type="float">
            <text:p>2,9601598179</text:p>
          </table:table-cell>
          <table:table-cell table:style-name="ce8" table:formula="of:=[.C32]*[.$F$25]+[.$G$25]" office:value-type="float" office:value="845.48759821291" calcext:value-type="float">
            <text:p>845,49</text:p>
          </table:table-cell>
          <table:table-cell table:style-name="ce7" table:formula="of:=([.C32]^2)*([.$H$25]^2)+([.$F$25]^2)*([.F32]^2)+[.$I$25]^2" office:value-type="float" office:value="0.0727313368611909" calcext:value-type="float">
            <text:p>0,07</text:p>
          </table:table-cell>
          <table:table-cell table:style-name="ce14"/>
          <table:table-cell table:style-name="ce4"/>
          <table:table-cell table:style-name="ce8" table:formula="of:=ABS([.H32]-[.K32])" office:value-type="float" office:value="845.48759821291" calcext:value-type="float">
            <text:p>845,49</text:p>
          </table:table-cell>
          <table:table-cell table:style-name="ce8" table:formula="of:=ABS([.I32]-[.L32])/[.I32]" office:value-type="float" office:value="11623.8048599263" calcext:value-type="float">
            <text:p>11623,80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 calcext:value-type="string">
            <text:p>4'</text:p>
          </table:table-cell>
          <table:table-cell table:style-name="ce6" office:value-type="float" office:value="555.41" calcext:value-type="float">
            <text:p>555,41</text:p>
          </table:table-cell>
          <table:table-cell table:style-name="ce6" office:value-type="float" office:value="5.57" calcext:value-type="float">
            <text:p>5,57</text:p>
          </table:table-cell>
          <table:table-cell table:style-name="ce6" office:value-type="float" office:value="665" calcext:value-type="float">
            <text:p>665</text:p>
          </table:table-cell>
          <table:table-cell table:style-name="ce9" table:formula="of:=[.D33]/(2.355*SQRT([.E33]))" office:value-type="float" office:value="0.0917177645480937" calcext:value-type="float">
            <text:p>0,09</text:p>
          </table:table-cell>
          <table:table-cell table:style-name="ce6" table:formula="of:=[.F33]*[.$F$25]+[.$G$25]" office:value-type="float" office:value="2.93901981905422" calcext:value-type="float">
            <text:p>2,9390198191</text:p>
          </table:table-cell>
          <table:table-cell table:style-name="ce9" table:formula="of:=[.C33]*[.$F$25]+[.$G$25]" office:value-type="float" office:value="858.459405330457" calcext:value-type="float">
            <text:p>858,46</text:p>
          </table:table-cell>
          <table:table-cell table:style-name="ce7" table:formula="of:=([.C33]^2)*([.$H$25]^2)+([.$F$25]^2)*([.F33]^2)+[.$I$25]^2" office:value-type="float" office:value="0.0675310977210848" calcext:value-type="float">
            <text:p>0,07</text:p>
          </table:table-cell>
          <table:table-cell table:style-name="ce14" office:value-type="string" calcext:value-type="string">
            <text:p>4.24%</text:p>
          </table:table-cell>
          <table:table-cell table:style-name="ce4" office:value-type="float" office:value="867.4" calcext:value-type="float">
            <text:p>867,4</text:p>
          </table:table-cell>
          <table:table-cell table:style-name="ce7" table:formula="of:=ABS([.H33]-[.K33])" office:value-type="float" office:value="8.94059466954252" calcext:value-type="float">
            <text:p>8,94</text:p>
          </table:table-cell>
          <table:table-cell table:style-name="ce7" table:formula="of:=ABS([.I33]-[.L33])/[.I33]" office:value-type="float" office:value="131.392260325291" calcext:value-type="float">
            <text:p>131,39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505.21" calcext:value-type="float">
            <text:p>505,21</text:p>
          </table:table-cell>
          <table:table-cell table:style-name="ce4" office:value-type="float" office:value="24.84" calcext:value-type="float">
            <text:p>24,84</text:p>
          </table:table-cell>
          <table:table-cell table:style-name="ce4" office:value-type="float" office:value="3029" calcext:value-type="float">
            <text:p>3029</text:p>
          </table:table-cell>
          <table:table-cell table:style-name="ce7" table:formula="of:=[.D34]/(2.355*SQRT([.E34]))" office:value-type="float" office:value="0.191650979571429" calcext:value-type="float">
            <text:p>0,19</text:p>
          </table:table-cell>
          <table:table-cell table:style-name="ce11" table:formula="of:=[.F34]*[.$F$25]+[.$G$25]" office:value-type="float" office:value="3.09297639742941" calcext:value-type="float">
            <text:p>3,0929763974</text:p>
          </table:table-cell>
          <table:table-cell table:style-name="ce7" table:formula="of:=[.C34]*[.$F$25]+[.$G$25]" office:value-type="float" office:value="781.121552919427" calcext:value-type="float">
            <text:p>781,12</text:p>
          </table:table-cell>
          <table:table-cell table:style-name="ce7" table:formula="of:=([.C34]^2)*([.$H$25]^2)+([.$F$25]^2)*([.F34]^2)+[.$I$25]^2" office:value-type="float" office:value="0.127739151478635" calcext:value-type="float">
            <text:p>0,13</text:p>
          </table:table-cell>
          <table:table-cell table:style-name="ce15" office:value-type="string" calcext:value-type="string">
            <text:p>12.9%</text:p>
          </table:table-cell>
          <table:table-cell table:style-name="ce4" office:value-type="float" office:value="778.9" calcext:value-type="float">
            <text:p>778,9</text:p>
          </table:table-cell>
          <table:table-cell table:style-name="ce7" table:formula="of:=ABS([.H34]-[.K34])" office:value-type="float" office:value="2.22155291942693" calcext:value-type="float">
            <text:p>2,22</text:p>
          </table:table-cell>
          <table:table-cell table:style-name="ce7" table:formula="of:=ABS([.I34]-[.L34])/[.I34]" office:value-type="float" office:value="16.3913235974368" calcext:value-type="float">
            <text:p>16,39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7" table:formula="of:=[.D35]/(2.355*SQRT([.E35]))" office:value-type="string" office:string-value="" calcext:value-type="error">
            <text:p>#VALOR!</text:p>
          </table:table-cell>
          <table:table-cell table:style-name="ce11" table:formula="of:=[.F35]*[.$F$25]+[.$G$25]" office:value-type="string" office:string-value="" calcext:value-type="error">
            <text:p>#VALOR!</text:p>
          </table:table-cell>
          <table:table-cell table:style-name="ce7" table:formula="of:=[.C35]*[.$F$25]+[.$G$25]" office:value-type="string" office:string-value="" calcext:value-type="error">
            <text:p>#VALOR!</text:p>
          </table:table-cell>
          <table:table-cell table:style-name="ce7" table:formula="of:=([.C35]^2)*([.$H$25]^2)+([.$F$25]^2)*([.F35]^2)+[.$I$25]^2" office:value-type="string" office:string-value="" calcext:value-type="error">
            <text:p>#VALOR!</text:p>
          </table:table-cell>
          <table:table-cell/>
          <table:table-cell table:style-name="ce4"/>
          <table:table-cell table:style-name="ce7" table:formula="of:=ABS([.H35]-[.K35])" office:value-type="string" office:string-value="#VALOR!" calcext:value-type="string">
            <text:p>#VALOR!</text:p>
          </table:table-cell>
          <table:table-cell table:style-name="ce7" table:formula="of:=ABS([.I35]-[.L35])/[.I35]" office:value-type="string" office:string-value="#VALOR!" calcext:value-type="string">
            <text:p>#VALOR!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4" office:value-type="float" office:value="282.86" calcext:value-type="float">
            <text:p>282,86</text:p>
          </table:table-cell>
          <table:table-cell table:style-name="ce4" office:value-type="float" office:value="33.27" calcext:value-type="float">
            <text:p>33,27</text:p>
          </table:table-cell>
          <table:table-cell table:style-name="ce4" office:value-type="float" office:value="2024" calcext:value-type="float">
            <text:p>2024</text:p>
          </table:table-cell>
          <table:table-cell table:style-name="ce7" table:formula="of:=[.D36]/(2.355*SQRT([.E36]))" office:value-type="float" office:value="0.314019512701971" calcext:value-type="float">
            <text:p>0,31</text:p>
          </table:table-cell>
          <table:table-cell table:style-name="ce11" table:formula="of:=[.F36]*[.$F$25]+[.$G$25]" office:value-type="float" office:value="3.28149670729005" calcext:value-type="float">
            <text:p>3,2814967073</text:p>
          </table:table-cell>
          <table:table-cell table:style-name="ce7" table:formula="of:=[.C36]*[.$F$25]+[.$G$25]" office:value-type="float" office:value="438.570328146665" calcext:value-type="float">
            <text:p>438,57</text:p>
          </table:table-cell>
          <table:table-cell table:style-name="ce7" table:formula="of:=([.C36]^2)*([.$H$25]^2)+([.$F$25]^2)*([.F36]^2)+[.$I$25]^2" office:value-type="float" office:value="0.251556391438514" calcext:value-type="float">
            <text:p>0,25</text:p>
          </table:table-cell>
          <table:table-cell table:style-name="ce14" office:value-type="string" calcext:value-type="string">
            <text:p>411 (2%) ou 444 (3%)</text:p>
          </table:table-cell>
          <table:table-cell table:style-name="ce4" office:value-type="float" office:value="444" calcext:value-type="float">
            <text:p>444</text:p>
          </table:table-cell>
          <table:table-cell table:style-name="ce7" table:formula="of:=ABS([.H36]-[.K36])" office:value-type="float" office:value="5.42967185333544" calcext:value-type="float">
            <text:p>5,43</text:p>
          </table:table-cell>
          <table:table-cell table:style-name="ce7" table:formula="of:=ABS([.I36]-[.L36])/[.I36]" office:value-type="float" office:value="20.5843128544105" calcext:value-type="float">
            <text:p>20,58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225.48" calcext:value-type="float">
            <text:p>225,48</text:p>
          </table:table-cell>
          <table:table-cell table:style-name="ce4" office:value-type="float" office:value="18.25" calcext:value-type="float">
            <text:p>18,25</text:p>
          </table:table-cell>
          <table:table-cell table:style-name="ce4" office:value-type="float" office:value="21213" calcext:value-type="float">
            <text:p>21213</text:p>
          </table:table-cell>
          <table:table-cell table:style-name="ce7" table:formula="of:=[.D37]/(2.355*SQRT([.E37]))" office:value-type="float" office:value="0.0532072620327158" calcext:value-type="float">
            <text:p>0,05</text:p>
          </table:table-cell>
          <table:table-cell table:style-name="ce11" table:formula="of:=[.F37]*[.$F$25]+[.$G$25]" office:value-type="float" office:value="2.87969074415763" calcext:value-type="float">
            <text:p>2,8796907442</text:p>
          </table:table-cell>
          <table:table-cell table:style-name="ce7" table:formula="of:=[.C37]*[.$F$25]+[.$G$25]" office:value-type="float" office:value="350.171006008319" calcext:value-type="float">
            <text:p>350,17</text:p>
          </table:table-cell>
          <table:table-cell table:style-name="ce7" table:formula="of:=([.C37]^2)*([.$H$25]^2)+([.$F$25]^2)*([.F37]^2)+[.$I$25]^2" office:value-type="float" office:value="0.0203993050167859" calcext:value-type="float">
            <text:p>0,02</text:p>
          </table:table-cell>
          <table:table-cell table:style-name="ce14" office:value-type="string" calcext:value-type="string">
            <text:p>26.5%</text:p>
          </table:table-cell>
          <table:table-cell table:style-name="ce4" office:value-type="float" office:value="344.7" calcext:value-type="float">
            <text:p>344,7</text:p>
          </table:table-cell>
          <table:table-cell table:style-name="ce7" table:formula="of:=ABS([.H37]-[.K37])" office:value-type="float" office:value="5.47100600831919" calcext:value-type="float">
            <text:p>5,47</text:p>
          </table:table-cell>
          <table:table-cell table:style-name="ce7" table:formula="of:=ABS([.I37]-[.L37])/[.I37]" office:value-type="float" office:value="267.19570587416" calcext:value-type="float">
            <text:p>267,20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4" office:value-type="float" office:value="160.61" calcext:value-type="float">
            <text:p>160,61</text:p>
          </table:table-cell>
          <table:table-cell table:style-name="ce4" office:value-type="float" office:value="13.83" calcext:value-type="float">
            <text:p>13,83</text:p>
          </table:table-cell>
          <table:table-cell table:style-name="ce4" office:value-type="float" office:value="7535" calcext:value-type="float">
            <text:p>7535</text:p>
          </table:table-cell>
          <table:table-cell table:style-name="ce7" table:formula="of:=[.D38]/(2.355*SQRT([.E38]))" office:value-type="float" office:value="0.0676534020040188" calcext:value-type="float">
            <text:p>0,07</text:p>
          </table:table-cell>
          <table:table-cell table:style-name="ce11" table:formula="of:=[.F38]*[.$F$25]+[.$G$25]" office:value-type="float" office:value="2.90194639039288" calcext:value-type="float">
            <text:p>2,9019463904</text:p>
          </table:table-cell>
          <table:table-cell table:style-name="ce7" table:formula="of:=[.C38]*[.$F$25]+[.$G$25]" office:value-type="float" office:value="250.232629795101" calcext:value-type="float">
            <text:p>250,23</text:p>
          </table:table-cell>
          <table:table-cell table:style-name="ce7" table:formula="of:=([.C38]^2)*([.$H$25]^2)+([.$F$25]^2)*([.F38]^2)+[.$I$25]^2" office:value-type="float" office:value="0.0212491769029816" calcext:value-type="float">
            <text:p>0,02</text:p>
          </table:table-cell>
          <table:table-cell table:style-name="ce14" office:value-type="string" calcext:value-type="string">
            <text:p>7.6%</text:p>
          </table:table-cell>
          <table:table-cell table:style-name="ce4" office:value-type="float" office:value="244.7" calcext:value-type="float">
            <text:p>244,7</text:p>
          </table:table-cell>
          <table:table-cell table:style-name="ce7" table:formula="of:=ABS([.H38]-[.K38])" office:value-type="float" office:value="5.53262979510095" calcext:value-type="float">
            <text:p>5,53</text:p>
          </table:table-cell>
          <table:table-cell table:style-name="ce7" table:formula="of:=ABS([.I38]-[.L38])/[.I38]" office:value-type="float" office:value="259.369134313368" calcext:value-type="float">
            <text:p>259,37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4" office:value-type="float" office:value="109.89" calcext:value-type="float">
            <text:p>109,89</text:p>
          </table:table-cell>
          <table:table-cell table:style-name="ce4" office:value-type="float" office:value="12.02" calcext:value-type="float">
            <text:p>12,02</text:p>
          </table:table-cell>
          <table:table-cell table:style-name="ce4" office:value-type="float" office:value="3414" calcext:value-type="float">
            <text:p>3414</text:p>
          </table:table-cell>
          <table:table-cell table:style-name="ce7" table:formula="of:=[.D39]/(2.355*SQRT([.E39]))" office:value-type="float" office:value="0.0873537991405731" calcext:value-type="float">
            <text:p>0,09</text:p>
          </table:table-cell>
          <table:table-cell table:style-name="ce11" table:formula="of:=[.F39]*[.$F$25]+[.$G$25]" office:value-type="float" office:value="2.93229671720933" calcext:value-type="float">
            <text:p>2,9322967172</text:p>
          </table:table-cell>
          <table:table-cell table:style-name="ce7" table:formula="of:=[.C39]*[.$F$25]+[.$G$25]" office:value-type="float" office:value="172.093668155908" calcext:value-type="float">
            <text:p>172,09</text:p>
          </table:table-cell>
          <table:table-cell table:style-name="ce7" table:formula="of:=([.C39]^2)*([.$H$25]^2)+([.$F$25]^2)*([.F39]^2)+[.$I$25]^2" office:value-type="float" office:value="0.026692476091955" calcext:value-type="float">
            <text:p>0,03</text:p>
          </table:table-cell>
          <table:table-cell table:style-name="ce16"/>
          <table:table-cell table:style-name="ce4" office:value-type="string" calcext:value-type="string">
            <text:p>??</text:p>
          </table:table-cell>
          <table:table-cell table:style-name="ce7" table:formula="of:=ABS([.H39]-[.K39])" office:value-type="string" office:string-value="#VALOR!" calcext:value-type="string">
            <text:p>#VALOR!</text:p>
          </table:table-cell>
          <table:table-cell table:style-name="ce7" table:formula="of:=ABS([.I39]-[.L39])/[.I39]" office:value-type="string" office:string-value="#VALOR!" calcext:value-type="string">
            <text:p>#VALOR!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4" office:value-type="float" office:value="81.38" calcext:value-type="float">
            <text:p>81,38</text:p>
          </table:table-cell>
          <table:table-cell table:style-name="ce4" office:value-type="float" office:value="6.75" calcext:value-type="float">
            <text:p>6,75</text:p>
          </table:table-cell>
          <table:table-cell table:style-name="ce4" office:value-type="float" office:value="46449" calcext:value-type="float">
            <text:p>46449</text:p>
          </table:table-cell>
          <table:table-cell table:style-name="ce7" table:formula="of:=[.D40]/(2.355*SQRT([.E40]))" office:value-type="float" office:value="0.0132991742742261" calcext:value-type="float">
            <text:p>0,01</text:p>
          </table:table-cell>
          <table:table-cell table:style-name="ce11" table:formula="of:=[.F40]*[.$F$25]+[.$G$25]" office:value-type="float" office:value="2.81820855688527" calcext:value-type="float">
            <text:p>2,8182085569</text:p>
          </table:table-cell>
          <table:table-cell table:style-name="ce7" table:formula="of:=[.C40]*[.$F$25]+[.$G$25]" office:value-type="float" office:value="128.171314127253" calcext:value-type="float">
            <text:p>128,17</text:p>
          </table:table-cell>
          <table:table-cell table:style-name="ce7" table:formula="of:=([.C40]^2)*([.$H$25]^2)+([.$F$25]^2)*([.F40]^2)+[.$I$25]^2" office:value-type="float" office:value="0.00828413924586149" calcext:value-type="float">
            <text:p>0,01</text:p>
          </table:table-cell>
          <table:table-cell table:style-name="ce14" office:value-type="string" calcext:value-type="string">
            <text:p>28.58%</text:p>
          </table:table-cell>
          <table:table-cell table:style-name="ce4" office:value-type="float" office:value="121.78" calcext:value-type="float">
            <text:p>121,78</text:p>
          </table:table-cell>
          <table:table-cell table:style-name="ce7" table:formula="of:=ABS([.H40]-[.K40])" office:value-type="float" office:value="6.39131412725311" calcext:value-type="float">
            <text:p>6,39</text:p>
          </table:table-cell>
          <table:table-cell table:style-name="ce7" table:formula="of:=ABS([.I40]-[.L40])/[.I40]" office:value-type="float" office:value="770.512155646831" calcext:value-type="float">
            <text:p>770,51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float" office:value="58.04" calcext:value-type="float">
            <text:p>58,04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8240" calcext:value-type="float">
            <text:p>8240</text:p>
          </table:table-cell>
          <table:table-cell table:style-name="ce7" table:formula="of:=[.D41]/(2.355*SQRT([.E41]))" office:value-type="float" office:value="0.041165003325958" calcext:value-type="float">
            <text:p>0,04</text:p>
          </table:table-cell>
          <table:table-cell table:style-name="ce11" table:formula="of:=[.F41]*[.$F$25]+[.$G$25]" office:value-type="float" office:value="2.86113850458474" calcext:value-type="float">
            <text:p>2,8611385046</text:p>
          </table:table-cell>
          <table:table-cell table:style-name="ce7" table:formula="of:=[.C41]*[.$F$25]+[.$G$25]" office:value-type="float" office:value="92.2138345401325" calcext:value-type="float">
            <text:p>92,21</text:p>
          </table:table-cell>
          <table:table-cell table:style-name="ce7" table:formula="of:=([.C41]^2)*([.$H$25]^2)+([.$F$25]^2)*([.F41]^2)+[.$I$25]^2" office:value-type="float" office:value="0.0114582891966919" calcext:value-type="float">
            <text:p>0,01</text:p>
          </table:table-cell>
          <table:table-cell table:style-name="ce14"/>
          <table:table-cell table:style-name="ce4" office:value-type="string" calcext:value-type="string">
            <text:p>CORRENTE NEGRA?</text:p>
          </table:table-cell>
          <table:table-cell table:style-name="ce7" table:formula="of:=ABS([.H41]-[.K41])" office:value-type="string" office:string-value="#VALOR!" calcext:value-type="string">
            <text:p>#VALOR!</text:p>
          </table:table-cell>
          <table:table-cell table:style-name="ce7" table:formula="of:=ABS([.I41]-[.L41])/[.I41]" office:value-type="string" office:string-value="#VALOR!" calcext:value-type="string">
            <text:p>#VALOR!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float" office:value="25.03" calcext:value-type="float">
            <text:p>25,03</text:p>
          </table:table-cell>
          <table:table-cell table:style-name="ce4" office:value-type="float" office:value="4.21" calcext:value-type="float">
            <text:p>4,21</text:p>
          </table:table-cell>
          <table:table-cell table:style-name="ce4" office:value-type="float" office:value="117989" calcext:value-type="float">
            <text:p>117989</text:p>
          </table:table-cell>
          <table:table-cell table:style-name="ce7" table:formula="of:=[.D42]/(2.355*SQRT([.E42]))" office:value-type="float" office:value="0.00520439707606011" calcext:value-type="float">
            <text:p>0,01</text:p>
          </table:table-cell>
          <table:table-cell table:style-name="ce11" table:formula="of:=[.F42]*[.$F$25]+[.$G$25]" office:value-type="float" office:value="2.80573778628264" calcext:value-type="float">
            <text:p>2,8057377863</text:p>
          </table:table-cell>
          <table:table-cell table:style-name="ce7" table:formula="of:=[.C42]*[.$F$25]+[.$G$25]" office:value-type="float" office:value="41.3588044985364" calcext:value-type="float">
            <text:p>41,36</text:p>
          </table:table-cell>
          <table:table-cell table:style-name="ce7" table:formula="of:=([.C42]^2)*([.$H$25]^2)+([.$F$25]^2)*([.F42]^2)+[.$I$25]^2" office:value-type="float" office:value="0.00714000511335398" calcext:value-type="float">
            <text:p>0,01</text:p>
          </table:table-cell>
          <table:table-cell table:style-name="ce14" office:value-type="string" calcext:value-type="string">
            <text:p>39,5 (21.1%) ou 40,1 (38.3%)</text:p>
          </table:table-cell>
          <table:table-cell table:style-name="ce17" table:formula="of:=(39.5*0.211+40.1*0.383)/(0.211+0.383)" office:value-type="float" office:value="39.8868686868687" calcext:value-type="float">
            <text:p>39,9</text:p>
          </table:table-cell>
          <table:table-cell table:style-name="ce7" table:formula="of:=ABS([.H42]-[.K42])" office:value-type="float" office:value="1.47193581166774" calcext:value-type="float">
            <text:p>1,47</text:p>
          </table:table-cell>
          <table:table-cell table:style-name="ce7" table:formula="of:=ABS([.I42]-[.L42])/[.I42]" office:value-type="float" office:value="205.153327385547" calcext:value-type="float">
            <text:p>205,15</text:p>
          </table:table-cell>
          <table:table-cell table:number-columns-repeated="1011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,</text:p>
          </table:table-cell>
          <table:table-cell table:number-columns-repeated="1015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2" table:style-name="ta2">
        <table:table-column table:style-name="co13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3" table:style-name="ta2">
        <table:table-column table:style-name="co13" table:number-columns-repeated="1024" table:default-cell-style-name="ce3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rreto" style:family="table-cell" style:parent-style-name="Default" style:data-style-name="N0">
      <style:table-cell-properties fo:background-color="#c6efce"/>
      <style:text-properties fo:color="#006100"/>
    </style:style>
    <style:style style:name="Incorreto" style:family="table-cell" style:parent-style-name="Default" style:data-style-name="N0">
      <style:table-cell-properties fo:background-color="#ffc7ce"/>
      <style:text-properties fo:color="#9c0006"/>
    </style:style>
    <style:style style:name="Neutro" style:family="table-cell" style:parent-style-name="Default" style:data-style-name="N0">
      <style:table-cell-properties fo:background-color="#ffeb9c" style:vertical-align="automatic"/>
      <style:text-properties fo:color="#9c65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Miguel G</meta:initial-creator>
    <meta:creation-date>2015-10-12T12:14:13Z</meta:creation-date>
    <dc:date>2015-10-24T15:20:37.506898484</dc:date>
    <meta:editing-cycles>4</meta:editing-cycles>
    <meta:editing-duration>PT31M38S</meta:editing-duration>
    <meta:document-statistic meta:table-count="3" meta:cell-count="419" meta:object-count="0"/>
  </office:meta>
</office:document-meta>
</file>